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g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(n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LOG([.A3];2)" office:value-type="float" office:value="5.64385618977472" calcext:value-type="float">
            <text:p>5.64385618977472</text:p>
          </table:table-cell>
          <table:table-cell table:formula="of:=LOG([.B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LOG([.A4];2)" office:value-type="float" office:value="6.64385618977473" calcext:value-type="float">
            <text:p>6.64385618977473</text:p>
          </table:table-cell>
          <table:table-cell table:formula="of:=LOG([.B4]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formula="of:=LOG([.A5];2)" office:value-type="float" office:value="7.64385618977472" calcext:value-type="float">
            <text:p>7.64385618977472</text:p>
          </table:table-cell>
          <table:table-cell table:formula="of:=LOG([.B5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6" calcext:value-type="float">
            <text:p>86</text:p>
          </table:table-cell>
          <table:table-cell table:formula="of:=LOG([.A6];2)" office:value-type="float" office:value="8.64385618977473" calcext:value-type="float">
            <text:p>8.64385618977473</text:p>
          </table:table-cell>
          <table:table-cell table:formula="of:=LOG([.B6];2)" office:value-type="float" office:value="6.4262647547021" calcext:value-type="float">
            <text:p>6.42626475470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0" calcext:value-type="float">
            <text:p>460</text:p>
          </table:table-cell>
          <table:table-cell table:formula="of:=LOG([.A7];2)" office:value-type="float" office:value="9.64385618977473" calcext:value-type="float">
            <text:p>9.64385618977473</text:p>
          </table:table-cell>
          <table:table-cell table:formula="of:=LOG([.B7];2)" office:value-type="float" office:value="8.84549005094438" calcext:value-type="float">
            <text:p>8.8454900509443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823" calcext:value-type="float">
            <text:p>2823</text:p>
          </table:table-cell>
          <table:table-cell table:formula="of:=LOG([.A8];2)" office:value-type="float" office:value="10.6438561897747" calcext:value-type="float">
            <text:p>10.6438561897747</text:p>
          </table:table-cell>
          <table:table-cell table:formula="of:=LOG([.B8];2)" office:value-type="float" office:value="11.4630134134497" calcext:value-type="float">
            <text:p>11.463013413449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9247" calcext:value-type="float">
            <text:p>19247</text:p>
          </table:table-cell>
          <table:table-cell table:formula="of:=LOG([.A9];2)" office:value-type="float" office:value="11.6438561897747" calcext:value-type="float">
            <text:p>11.6438561897747</text:p>
          </table:table-cell>
          <table:table-cell table:formula="of:=LOG([.B9];2)" office:value-type="float" office:value="14.2323459722447" calcext:value-type="float">
            <text:p>14.232345972244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68191" calcext:value-type="float">
            <text:p>468191</text:p>
          </table:table-cell>
          <table:table-cell table:formula="of:=LOG([.A10];2)" office:value-type="float" office:value="12.6438561897747" calcext:value-type="float">
            <text:p>12.6438561897747</text:p>
          </table:table-cell>
          <table:table-cell table:formula="of:=LOG([.B10];2)" office:value-type="float" office:value="18.8367376763362" calcext:value-type="float">
            <text:p>18.836737676336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og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(n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LOG([.A14];2)" office:value-type="float" office:value="5.64385618977472" calcext:value-type="float">
            <text:p>5.64385618977472</text:p>
          </table:table-cell>
          <table:table-cell table:formula="of:=LOG([.B1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LOG([.A15];2)" office:value-type="float" office:value="6.64385618977473" calcext:value-type="float">
            <text:p>6.64385618977473</text:p>
          </table:table-cell>
          <table:table-cell table:formula="of:=LOG([.B15]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LOG([.A16];2)" office:value-type="float" office:value="7.64385618977472" calcext:value-type="float">
            <text:p>7.64385618977472</text:p>
          </table:table-cell>
          <table:table-cell table:formula="of:=LOG([.B16]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LOG([.A17];2)" office:value-type="float" office:value="8.64385618977473" calcext:value-type="float">
            <text:p>8.64385618977473</text:p>
          </table:table-cell>
          <table:table-cell table:formula="of:=LOG([.B17];2)" office:value-type="float" office:value="2.58496250072116" calcext:value-type="float">
            <text:p>2.584962500721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formula="of:=LOG([.A18];2)" office:value-type="float" office:value="9.64385618977473" calcext:value-type="float">
            <text:p>9.64385618977473</text:p>
          </table:table-cell>
          <table:table-cell table:formula="of:=LOG([.B18];2)" office:value-type="float" office:value="3.4594316186373" calcext:value-type="float">
            <text:p>3.45943161863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table:formula="of:=LOG([.A19];2)" office:value-type="float" office:value="10.6438561897747" calcext:value-type="float">
            <text:p>10.6438561897747</text:p>
          </table:table-cell>
          <table:table-cell table:formula="of:=LOG([.B19];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1" calcext:value-type="float">
            <text:p>41</text:p>
          </table:table-cell>
          <table:table-cell table:formula="of:=LOG([.A20];2)" office:value-type="float" office:value="11.6438561897747" calcext:value-type="float">
            <text:p>11.6438561897747</text:p>
          </table:table-cell>
          <table:table-cell table:formula="of:=LOG([.B20];2)" office:value-type="float" office:value="5.35755200461808" calcext:value-type="float">
            <text:p>5.3575520046180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53" calcext:value-type="float">
            <text:p>153</text:p>
          </table:table-cell>
          <table:table-cell table:formula="of:=LOG([.A21];2)" office:value-type="float" office:value="12.6438561897747" calcext:value-type="float">
            <text:p>12.6438561897747</text:p>
          </table:table-cell>
          <table:table-cell table:formula="of:=LOG([.B21];2)" office:value-type="float" office:value="7.25738784269265" calcext:value-type="float">
            <text:p>7.257387842692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og3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(n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LOG([.A24];2)" office:value-type="float" office:value="4" calcext:value-type="float">
            <text:p>4</text:p>
          </table:table-cell>
          <table:table-cell table:formula="of:=LOG([.B2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LOG([.A25];2)" office:value-type="float" office:value="4.32192809488736" calcext:value-type="float">
            <text:p>4.32192809488736</text:p>
          </table:table-cell>
          <table:table-cell table:formula="of:=LOG([.B25]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formula="of:=LOG([.A26];2)" office:value-type="float" office:value="4.58496250072116" calcext:value-type="float">
            <text:p>4.58496250072116</text:p>
          </table:table-cell>
          <table:table-cell table:formula="of:=LOG([.B26];2)" office:value-type="float" office:value="5.85798099512757" calcext:value-type="float">
            <text:p>5.857980995127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1" calcext:value-type="float">
            <text:p>901</text:p>
          </table:table-cell>
          <table:table-cell table:formula="of:=LOG([.A27];2)" office:value-type="float" office:value="4.8073549220576" calcext:value-type="float">
            <text:p>4.8073549220576</text:p>
          </table:table-cell>
          <table:table-cell table:formula="of:=LOG([.B27];2)" office:value-type="float" office:value="9.81538329581354" calcext:value-type="float">
            <text:p>9.815383295813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35" calcext:value-type="float">
            <text:p>14335</text:p>
          </table:table-cell>
          <table:table-cell table:formula="of:=LOG([.A28];2)" office:value-type="float" office:value="5" calcext:value-type="float">
            <text:p>5</text:p>
          </table:table-cell>
          <table:table-cell table:formula="of:=LOG([.B28];2)" office:value-type="float" office:value="13.8072542841279" calcext:value-type="float">
            <text:p>13.80725428412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247" calcext:value-type="float">
            <text:p>57247</text:p>
          </table:table-cell>
          <table:table-cell table:formula="of:=LOG([.A29];2)" office:value-type="float" office:value="5.08746284125034" calcext:value-type="float">
            <text:p>5.08746284125034</text:p>
          </table:table-cell>
          <table:table-cell table:formula="of:=LOG([.B29];2)" office:value-type="float" office:value="15.804912471038" calcext:value-type="float">
            <text:p>15.8049124710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9093" calcext:value-type="float">
            <text:p>229093</text:p>
          </table:table-cell>
          <table:table-cell table:formula="of:=LOG([.A30];2)" office:value-type="float" office:value="5.16992500144231" calcext:value-type="float">
            <text:p>5.16992500144231</text:p>
          </table:table-cell>
          <table:table-cell table:formula="of:=LOG([.B30];2)" office:value-type="float" office:value="17.8055738518067" calcext:value-type="float">
            <text:p>17.80557385180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7270" calcext:value-type="float">
            <text:p>917270</text:p>
          </table:table-cell>
          <table:table-cell table:formula="of:=LOG([.A31];2)" office:value-type="float" office:value="5.24792751344359" calcext:value-type="float">
            <text:p>5.24792751344359</text:p>
          </table:table-cell>
          <table:table-cell table:formula="of:=LOG([.B31];2)" office:value-type="float" office:value="19.8069869305323" calcext:value-type="float">
            <text:p>19.8069869305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22:47:10.335379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5:10:28.010956716</meta:creation-date>
    <dc:date>2021-09-04T02:08:22.400083229</dc:date>
    <meta:editing-duration>PT1H11M52S</meta:editing-duration>
    <meta:editing-cycles>2</meta:editing-cycles>
    <meta:generator>LibreOffice/6.4.7.2$Linux_X86_64 LibreOffice_project/40$Build-2</meta:generator>
    <meta:document-statistic meta:table-count="1" meta:cell-count="110" meta:object-count="0"/>
  </office:meta>
</office:document-meta>
</file>